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44pt" fo:font-weight="bold" style:font-size-asian="44pt" style:font-weight-asian="bold" style:font-size-complex="44pt" style:font-weight-complex="bold"/>
    </style:style>
    <style:style style:name="P2" style:family="paragraph" style:parent-style-name="Standard">
      <style:text-properties fo:font-size="44pt" style:font-size-asian="44pt" style:font-size-complex="44pt"/>
    </style:style>
    <style:style style:name="P3" style:family="paragraph" style:parent-style-name="Table_20_Contents">
      <style:paragraph-properties fo:margin-top="0in" fo:margin-bottom="0.1965in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Kick-off Meeting</text:p>
      <text:p text:style-name="P2">Fri. Sept. 19th – 16:00</text:p>
      <text:p text:style-name="P2">@ Dijkstrazaal (HB09.150)</text:p>
      <text:p text:style-name="P2"/>
      <text:p text:style-name="P1">Kick-off Meeting</text:p>
      <text:p text:style-name="P2">Fri. Sept. 19th – 16:00</text:p>
      <text:p text:style-name="P2">@ Dijkstrazaal (HB09.150)</text:p>
      <text:p text:style-name="P2"/>
      <text:p text:style-name="P1">Kick-off Meeting</text:p>
      <text:p text:style-name="P2">Fri. Sept. 19th – 16:00</text:p>
      <text:p text:style-name="P2">@ Dijkstrazaal (HB09.150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19T14:46:10</meta:creation-date>
    <meta:generator>LibreOffice/3.5$Linux_X86_64 LibreOffice_project/350m1$Build-2</meta:generator>
    <dc:date>2014-08-19T14:51:06</dc:date>
    <meta:editing-duration>P0D</meta:editing-duration>
    <meta:editing-cycles>1</meta:editing-cycles>
    <meta:document-statistic meta:table-count="0" meta:image-count="0" meta:object-count="0" meta:page-count="1" meta:paragraph-count="9" meta:word-count="30" meta:character-count="192" meta:non-whitespace-character-count="171"/>
  </office:meta>
</office:document-meta>
</file>